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arique</text:p>
          </table:table-cell>
          <table:table-cell office:value-type="float" office:value="200201" calcext:value-type="float">
            <text:p>200201</text:p>
          </table:table-cell>
        </table:table-row>
        <table:table-row table:style-name="ro1">
          <table:table-cell office:value-type="string" calcext:value-type="string">
            <text:p>Fardin</text:p>
          </table:table-cell>
          <table:table-cell office:value-type="float" office:value="200202" calcext:value-type="float">
            <text:p>200202</text:p>
          </table:table-cell>
        </table:table-row>
        <table:table-row table:style-name="ro1">
          <table:table-cell office:value-type="string" calcext:value-type="string">
            <text:p>Shakib</text:p>
          </table:table-cell>
          <table:table-cell office:value-type="float" office:value="200203" calcext:value-type="float">
            <text:p>200203</text:p>
          </table:table-cell>
        </table:table-row>
        <table:table-row table:style-name="ro1">
          <table:table-cell office:value-type="string" calcext:value-type="string">
            <text:p>Swapnil</text:p>
          </table:table-cell>
          <table:table-cell office:value-type="float" office:value="200204" calcext:value-type="float">
            <text:p>200204</text:p>
          </table:table-cell>
        </table:table-row>
        <table:table-row table:style-name="ro1">
          <table:table-cell office:value-type="string" calcext:value-type="string">
            <text:p>Rabbi</text:p>
          </table:table-cell>
          <table:table-cell office:value-type="float" office:value="200205" calcext:value-type="float">
            <text:p>200205</text:p>
          </table:table-cell>
        </table:table-row>
        <table:table-row table:style-name="ro1">
          <table:table-cell office:value-type="string" calcext:value-type="string">
            <text:p>Sakil</text:p>
          </table:table-cell>
          <table:table-cell office:value-type="float" office:value="200206" calcext:value-type="float">
            <text:p>200206</text:p>
          </table:table-cell>
        </table:table-row>
        <table:table-row table:style-name="ro1">
          <table:table-cell office:value-type="string" calcext:value-type="string">
            <text:p>Jannati</text:p>
          </table:table-cell>
          <table:table-cell office:value-type="float" office:value="200207" calcext:value-type="float">
            <text:p>200207</text:p>
          </table:table-cell>
        </table:table-row>
        <table:table-row table:style-name="ro1">
          <table:table-cell office:value-type="string" calcext:value-type="string">
            <text:p>Osama</text:p>
          </table:table-cell>
          <table:table-cell office:value-type="float" office:value="200208" calcext:value-type="float">
            <text:p>200208</text:p>
          </table:table-cell>
        </table:table-row>
        <table:table-row table:style-name="ro1">
          <table:table-cell office:value-type="string" calcext:value-type="string">
            <text:p>Masuma</text:p>
          </table:table-cell>
          <table:table-cell office:value-type="float" office:value="200209" calcext:value-type="float">
            <text:p>200209</text:p>
          </table:table-cell>
        </table:table-row>
        <table:table-row table:style-name="ro1">
          <table:table-cell/>
          <table:table-cell office:value-type="float" office:value="200210" calcext:value-type="float">
            <text:p>200210</text:p>
          </table:table-cell>
        </table:table-row>
        <table:table-row table:style-name="ro1">
          <table:table-cell office:value-type="string" calcext:value-type="string">
            <text:p>Milinium Rahoman</text:p>
          </table:table-cell>
          <table:table-cell office:value-type="float" office:value="200211" calcext:value-type="float">
            <text:p>200211</text:p>
          </table:table-cell>
        </table:table-row>
        <table:table-row table:style-name="ro1">
          <table:table-cell/>
          <table:table-cell office:value-type="float" office:value="200212" calcext:value-type="float">
            <text:p>200212</text:p>
          </table:table-cell>
        </table:table-row>
        <table:table-row table:style-name="ro1">
          <table:table-cell/>
          <table:table-cell office:value-type="float" office:value="200213" calcext:value-type="float">
            <text:p>200213</text:p>
          </table:table-cell>
        </table:table-row>
        <table:table-row table:style-name="ro1">
          <table:table-cell office:value-type="string" calcext:value-type="string">
            <text:p>Tanvir Emon</text:p>
          </table:table-cell>
          <table:table-cell office:value-type="float" office:value="200214" calcext:value-type="float">
            <text:p>200214</text:p>
          </table:table-cell>
        </table:table-row>
        <table:table-row table:style-name="ro1">
          <table:table-cell office:value-type="string" calcext:value-type="string">
            <text:p>Moynul Islam</text:p>
          </table:table-cell>
          <table:table-cell office:value-type="float" office:value="200215" calcext:value-type="float">
            <text:p>200215</text:p>
          </table:table-cell>
        </table:table-row>
        <table:table-row table:style-name="ro1">
          <table:table-cell office:value-type="string" calcext:value-type="string">
            <text:p>Habibur Rahamon Shihab</text:p>
          </table:table-cell>
          <table:table-cell office:value-type="float" office:value="200216" calcext:value-type="float">
            <text:p>200216</text:p>
          </table:table-cell>
        </table:table-row>
        <table:table-row table:style-name="ro1">
          <table:table-cell office:value-type="string" calcext:value-type="string">
            <text:p>Sourav Das</text:p>
          </table:table-cell>
          <table:table-cell office:value-type="float" office:value="200217" calcext:value-type="float">
            <text:p>200217</text:p>
          </table:table-cell>
        </table:table-row>
        <table:table-row table:style-name="ro1">
          <table:table-cell office:value-type="string" calcext:value-type="string">
            <text:p>LM Raihan Hamid</text:p>
          </table:table-cell>
          <table:table-cell office:value-type="float" office:value="200218" calcext:value-type="float">
            <text:p>200218</text:p>
          </table:table-cell>
        </table:table-row>
        <table:table-row table:style-name="ro1">
          <table:table-cell office:value-type="string" calcext:value-type="string">
            <text:p>Titas Ahmed</text:p>
          </table:table-cell>
          <table:table-cell office:value-type="float" office:value="200219" calcext:value-type="float">
            <text:p>200219</text:p>
          </table:table-cell>
        </table:table-row>
        <table:table-row table:style-name="ro1">
          <table:table-cell office:value-type="string" calcext:value-type="string">
            <text:p>Masud Korim Omi</text:p>
          </table:table-cell>
          <table:table-cell office:value-type="float" office:value="200220" calcext:value-type="float">
            <text:p>200220</text:p>
          </table:table-cell>
        </table:table-row>
        <table:table-row table:style-name="ro1">
          <table:table-cell/>
          <table:table-cell office:value-type="float" office:value="200221" calcext:value-type="float">
            <text:p>200221</text:p>
          </table:table-cell>
        </table:table-row>
        <table:table-row table:style-name="ro1">
          <table:table-cell office:value-type="string" calcext:value-type="string">
            <text:p>Shajib Rahamon</text:p>
          </table:table-cell>
          <table:table-cell office:value-type="float" office:value="200222" calcext:value-type="float">
            <text:p>2002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9">00/00/0000</text:date>, <text:time style:data-style-name="N2" text:time-value="12:12:03.7240425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2T15:22:07.748523125</meta:creation-date>
    <dc:date>2022-04-19T12:14:09.115666258</dc:date>
    <meta:editing-duration>PT5M17S</meta:editing-duration>
    <meta:editing-cycles>2</meta:editing-cycles>
    <meta:generator>LibreOffice/6.4.7.2$Linux_X86_64 LibreOffice_project/40$Build-2</meta:generator>
    <meta:document-statistic meta:table-count="1" meta:cell-count="40" meta:object-count="0"/>
  </office:meta>
</office:document-meta>
</file>